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able Export" table:style-name="ta1">
        <table:table-row>
          <table:table-cell office:value-type="string">
            <text:p>Nom</text:p>
          </table:table-cell>
          <table:table-cell office:value-type="string">
            <text:p>Email</text:p>
          </table:table-cell>
          <table:table-cell office:value-type="string">
            <text:p>Commune</text:p>
          </table:table-cell>
        </table:table-row>
        <table:table-row>
          <table:table-cell office:value-type="string">
            <text:p>Accueil de loisirs</text:p>
          </table:table-cell>
          <table:table-cell office:value-type="string">
            <text:p>mairie@jarcie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- Animation Jeunesse - Secteur Les Abrets en Dauphin</text:p>
          </table:table-cell>
          <table:table-cell office:value-type="string">
            <text:p>jeunesse.lesabrets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- Charavines</text:p>
          </table:table-cell>
          <table:table-cell office:value-type="string">
            <text:p>mairie@mairie-charavine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'Les Petits Curieux</text:p>
          </table:table-cell>
          <table:table-cell office:value-type="string">
            <text:p>accueilsdeloisirs.ccbd@leolagrang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2-17 Ans</text:p>
          </table:table-cell>
          <table:table-cell office:value-type="string">
            <text:p>lucieaubrac@cc-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2-17 Ans</text:p>
          </table:table-cell>
          <table:table-cell office:value-type="string">
            <text:p>luciaubrac@cc-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2-17 Ans</text:p>
          </table:table-cell>
          <table:table-cell office:value-type="string">
            <text:p>ambroisecroizat@cc-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2-17 Ans</text:p>
          </table:table-cell>
          <table:table-cell office:value-type="string">
            <text:p>ambroisecroizat@cc-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2-17 Ans - Salaise Sur Sanne</text:p>
          </table:table-cell>
          <table:table-cell office:value-type="string">
            <text:p>mairie@mairie-salaise-sur-sann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Max2Loisirs</text:p>
          </table:table-cell>
          <table:table-cell office:value-type="string">
            <text:p>presencealsh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1Max2Loisirs - Intercommunal de saint Georges d'Esperanche/Charantonnay</text:p>
          </table:table-cell>
          <table:table-cell office:value-type="string">
            <text:p>frstgeorges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3-11 Ans</text:p>
          </table:table-cell>
          <table:table-cell office:value-type="string">
            <text:p>ambroisecroizat@cc-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3/11 Ans de Pont en Royans</text:p>
          </table:table-cell>
          <table:table-cell office:value-type="string">
            <text:p>espace.anim@smvic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6-11 Ans Salaise Sur Sanne</text:p>
          </table:table-cell>
          <table:table-cell office:value-type="string">
            <text:p>mairie@mairie-salaise-sur-san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 Petits Pas saint Ismier</text:p>
          </table:table-cell>
          <table:table-cell office:value-type="string">
            <text:p>loisirs.3-8@saint-ismier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ctiv'ados</text:p>
          </table:table-cell>
          <table:table-cell office:value-type="string">
            <text:p>emilie.guillermin@vercors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dos 11/17 de Pont en Royans</text:p>
          </table:table-cell>
          <table:table-cell office:value-type="string">
            <text:p>espace.anim@smvic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dos Mairie Moirans</text:p>
          </table:table-cell>
          <table:table-cell office:value-type="string">
            <text:p>service-educationjeunesse@ville-moiran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dos Trives</text:p>
          </table:table-cell>
          <table:table-cell office:value-type="string">
            <text:p>lienfamilles@cdctrieve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fr de Clelles</text:p>
          </table:table-cell>
          <table:table-cell office:value-type="string">
            <text:p>afr.plaj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loha Vaulx Milieu</text:p>
          </table:table-cell>
          <table:table-cell office:value-type="string">
            <text:p>aloha.vaulxmilieu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lv Voiron</text:p>
          </table:table-cell>
          <table:table-cell office:value-type="string">
            <text:p>alvoiron@hotmail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au Fil de Lambre</text:p>
          </table:table-cell>
          <table:table-cell office:value-type="string">
            <text:p>afdl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Bellegarde Poussieu</text:p>
          </table:table-cell>
          <table:table-cell office:value-type="string">
            <text:p>mairie.bellegarde-poussieu@territoire-de-beaurepair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entre de Loisirs - Accueil priscolaire le Cheylas</text:p>
          </table:table-cell>
          <table:table-cell office:value-type="string">
            <text:p>pej@lecheyla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entre de Loisirs en Plein Air des 400 Coups</text:p>
          </table:table-cell>
          <table:table-cell office:value-type="string">
            <text:p>centredeloisirs@les400coups-col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entre Social Municipal</text:p>
          </table:table-cell>
          <table:table-cell office:value-type="string">
            <text:p>maisondeshabitants@st-quentin-fallavier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hamboul'tout de Roybon</text:p>
          </table:table-cell>
          <table:table-cell office:value-type="string">
            <text:p>chamboultout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hristophe Colomb Villefontaine</text:p>
          </table:table-cell>
          <table:table-cell office:value-type="string">
            <text:p>pierre.marion@mairie-villefonta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laude Chary</text:p>
          </table:table-cell>
          <table:table-cell office:value-type="string">
            <text:p>ejaigu@bourgoinjallie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lub de l'Enfance Roussillon</text:p>
          </table:table-cell>
          <table:table-cell office:value-type="string">
            <text:p>clubdelenfance@centresocialduroussillonnai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lub Enfants Chamrousse</text:p>
          </table:table-cell>
          <table:table-cell office:value-type="string">
            <text:p>servicejeunesse@chamrous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lub Juniors</text:p>
          </table:table-cell>
          <table:table-cell office:value-type="string">
            <text:p>loisirs.8-12@saint-ismier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ole Maternelle et lmentaire</text:p>
          </table:table-cell>
          <table:table-cell office:value-type="string">
            <text:p>coordinateur.periscolaire@labuiss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riel</text:p>
          </table:table-cell>
          <table:table-cell office:value-type="string">
            <text:p>criel.elementaire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Cs des Pays du Guiers</text:p>
          </table:table-cell>
          <table:table-cell office:value-type="string">
            <text:p>direction@cspg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e Sablons</text:p>
          </table:table-cell>
          <table:table-cell office:value-type="string">
            <text:p>sablons.animation@alfa3a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e Servenoble</text:p>
          </table:table-cell>
          <table:table-cell office:value-type="string">
            <text:p>enfance-loisirs@mairie-villefontain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e Vezeronce</text:p>
          </table:table-cell>
          <table:table-cell office:value-type="string">
            <text:p>isabelle.miguet@balcon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es Collines - Site de Roche</text:p>
          </table:table-cell>
          <table:table-cell office:value-type="string">
            <text:p>communaute@collines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es Collines - Site de Valencin</text:p>
          </table:table-cell>
          <table:table-cell office:value-type="string">
            <text:p>communaute@collines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du Bonhomme de Neige</text:p>
          </table:table-cell>
          <table:table-cell office:value-type="string">
            <text:p>alsh@mairie2alpe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cole de saint Pierre de Bressieux</text:p>
          </table:table-cell>
          <table:table-cell office:value-type="string">
            <text:p>mairiestpierrebx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cole de saint Pierre de Bressieux</text:p>
          </table:table-cell>
          <table:table-cell office:value-type="string">
            <text:p>mairiestpierrebx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cole Maternelle</text:p>
          </table:table-cell>
          <table:table-cell office:value-type="string">
            <text:p>mairie-pisieu@territoire-de-beaurepair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cole Montcarra</text:p>
          </table:table-cell>
          <table:table-cell office:value-type="string">
            <text:p>mairie.montcarra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space Jeunes Vaulx Milieu</text:p>
          </table:table-cell>
          <table:table-cell office:value-type="string">
            <text:p>aloha.vaulx-milieu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extrascolaire Chapareillan</text:p>
          </table:table-cell>
          <table:table-cell office:value-type="string">
            <text:p>enfancejeunesse@chapareilla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Faton</text:p>
          </table:table-cell>
          <table:table-cell office:value-type="string">
            <text:p>faton.elementaire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Ferry</text:p>
          </table:table-cell>
          <table:table-cell office:value-type="string">
            <text:p>elementaire.julesferry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Fougres</text:p>
          </table:table-cell>
          <table:table-cell office:value-type="string">
            <text:p>enfance-loisirs@mairie-villefontain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Frog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Frontonas</text:p>
          </table:table-cell>
          <table:table-cell office:value-type="string">
            <text:p>stephanie.chemin@balcon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Galabourdine de Faramans</text:p>
          </table:table-cell>
          <table:table-cell office:value-type="string">
            <text:p>galabourdine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Granjou</text:p>
          </table:table-cell>
          <table:table-cell office:value-type="string">
            <text:p>lienfamilles@cdctrieve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Horizon Saint-Jo Voiron</text:p>
          </table:table-cell>
          <table:table-cell office:value-type="string">
            <text:p>s.duffour-stjo38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Jules Ravat</text:p>
          </table:table-cell>
          <table:table-cell office:value-type="string">
            <text:p>julesravat.elementaire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Clic 10/12 Ans</text:p>
          </table:table-cell>
          <table:table-cell office:value-type="string">
            <text:p>centre-social@mairie-ida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Farandole priscolaire de Sillans</text:p>
          </table:table-cell>
          <table:table-cell office:value-type="string">
            <text:p>service-enfance@mairie-sillan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Fraternelle Bourgoin-Jallieu</text:p>
          </table:table-cell>
          <table:table-cell office:value-type="string">
            <text:p>fraternelle@fraternellebj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Licorne - Site saint Etienne de saint Geoirs</text:p>
          </table:table-cell>
          <table:table-cell office:value-type="string">
            <text:p>lalicorne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Mare Aux Enfants - Mjc Evs de Crolles</text:p>
          </table:table-cell>
          <table:table-cell office:value-type="string">
            <text:p>centre-loisirs@mjc-crolle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a Passerelle</text:p>
          </table:table-cell>
          <table:table-cell office:value-type="string">
            <text:p>mairie-passerelle@lansenvercor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 Projo<text:s text:c="2"/>Crolles</text:p>
          </table:table-cell>
          <table:table-cell office:value-type="string">
            <text:p>leprojo@ville-crolle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s Explorateurs</text:p>
          </table:table-cell>
          <table:table-cell office:value-type="string">
            <text:p>accueilsdeloisirs.ccbd@leolagrang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s Galoupiots</text:p>
          </table:table-cell>
          <table:table-cell office:value-type="string">
            <text:p>adelis38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s Lumbimomes</text:p>
          </table:table-cell>
          <table:table-cell office:value-type="string">
            <text:p>centre-de-loisirs@lumbi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s Minis Pommes Beaurepaire</text:p>
          </table:table-cell>
          <table:table-cell office:value-type="string">
            <text:p>mairie.pommier@territoire-de-beaurepair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Les Trouve Tout 3/11Ans Heyrieux</text:p>
          </table:table-cell>
          <table:table-cell office:value-type="string">
            <text:p>contact@cscheyrieux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Mercredis Bonnevaux - Site Savas</text:p>
          </table:table-cell>
          <table:table-cell office:value-type="string">
            <text:p>mercredis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Mille Loisirs</text:p>
          </table:table-cell>
          <table:table-cell office:value-type="string">
            <text:p>milleloisirs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Mission Animation Lo Lagrange Bourgoin Jallieu</text:p>
          </table:table-cell>
          <table:table-cell office:value-type="string">
            <text:p>leo.bourgoin@leolagrang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Mjc la Buisse</text:p>
          </table:table-cell>
          <table:table-cell office:value-type="string">
            <text:p>mjc-labuisse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Musicavi Nord Isr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eri Ile du Battoir 3/11 Ans</text:p>
          </table:table-cell>
          <table:table-cell office:value-type="string">
            <text:p>centre-ile-battoir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ierre et Marie Curie</text:p>
          </table:table-cell>
          <table:table-cell office:value-type="string">
            <text:p>curie.elementaire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oint Jeunes Estrablin</text:p>
          </table:table-cell>
          <table:table-cell office:value-type="string">
            <text:p>pointjeunes@estrabli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our l'Action Jeunes Chartreuse Guiers - saint Laurent du Pont</text:p>
          </table:table-cell>
          <table:table-cell office:value-type="string">
            <text:p>paj.infos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- Saint Jus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Beauvoir de Marc</text:p>
          </table:table-cell>
          <table:table-cell office:value-type="string">
            <text:p>contact@beauvoir-de-marc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Bonnefamille</text:p>
          </table:table-cell>
          <table:table-cell office:value-type="string">
            <text:p>accueil.periscolaire@bonnefamill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de Chatte</text:p>
          </table:table-cell>
          <table:table-cell office:value-type="string">
            <text:p>dgs@commune-chatt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de Chonas l'Amballan</text:p>
          </table:table-cell>
          <table:table-cell office:value-type="string">
            <text:p>periscolaire@chonaslamballa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de la Commune d'Apprieu -3-11 Ans</text:p>
          </table:table-cell>
          <table:table-cell office:value-type="string">
            <text:p>coordinationperiscolaire@apprie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de Saint Prim</text:p>
          </table:table-cell>
          <table:table-cell office:value-type="string">
            <text:p>periscolaire@saint-prim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Aim Csaire Riv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Libration Riv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lmentaire du Bourg</text:p>
          </table:table-cell>
          <table:table-cell office:value-type="string">
            <text:p>mairie@montbonno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lmentaire du Tartaix</text:p>
          </table:table-cell>
          <table:table-cell office:value-type="string">
            <text:p>mairie@montbonno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Maternelle des Chavanes</text:p>
          </table:table-cell>
          <table:table-cell office:value-type="string">
            <text:p>marie@montbonno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cole Pierre Perr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et extrascolaire Les Arlequins</text:p>
          </table:table-cell>
          <table:table-cell office:value-type="string">
            <text:p>m.garnier@mairie-villette-dantho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Groupe Scolaire Louis Seigner - Saint Chef</text:p>
          </table:table-cell>
          <table:table-cell office:value-type="string">
            <text:p>mairie@saint-chef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Jarcieu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le Village Estrablin</text:p>
          </table:table-cell>
          <table:table-cell office:value-type="string">
            <text:p>peri@estrabli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Les Trouve Tout 3/11Ans Heyrieux</text:p>
          </table:table-cell>
          <table:table-cell office:value-type="string">
            <text:p>contact@csheyrieux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Lieudieu</text:p>
          </table:table-cell>
          <table:table-cell office:value-type="string">
            <text:p>mairie.lieudieu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Mairie de saint Jean de Moirans</text:p>
          </table:table-cell>
          <table:table-cell office:value-type="string">
            <text:p>m.dalles@stjeandemoiran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Mairie de saint Jean de Moirans</text:p>
          </table:table-cell>
          <table:table-cell office:value-type="string">
            <text:p>m.dalles@stjeandemoiran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Messiez</text:p>
          </table:table-cell>
          <table:table-cell office:value-type="string">
            <text:p>periscolaire.meyssiez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Primarett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Reventin Vaugris</text:p>
          </table:table-cell>
          <table:table-cell office:value-type="string">
            <text:p>secretariat@mairiereventinvaugri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saint Agnin Sur Bion</text:p>
          </table:table-cell>
          <table:table-cell office:value-type="string">
            <text:p>mairie.st.agninsurbion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saint Georges d'Espranche</text:p>
          </table:table-cell>
          <table:table-cell office:value-type="string">
            <text:p>ressources.humaines@saintgeorgesdesperanch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sainte Anne Sur Gervonde</text:p>
          </table:table-cell>
          <table:table-cell office:value-type="string">
            <text:p>mairie@steannemairi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priscolaire Voiron</text:p>
          </table:table-cell>
          <table:table-cell office:value-type="string">
            <text:p>inscriptions@ville-voiro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Robinsons - Site Chtonnay</text:p>
          </table:table-cell>
          <table:table-cell office:value-type="string">
            <text:p>robinsons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Robinsons -Site de Saint-Jean-De-Bournay</text:p>
          </table:table-cell>
          <table:table-cell office:value-type="string">
            <text:p>robinsons@bievre-ise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Ruy - Montceau</text:p>
          </table:table-cell>
          <table:table-cell office:value-type="string">
            <text:p>vanessa.magnard@leolagrang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aint Chef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aint Clair de la Tour</text:p>
          </table:table-cell>
          <table:table-cell office:value-type="string">
            <text:p>mairie@stclairdelatour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aint Hilaire du Rosier</text:p>
          </table:table-cell>
          <table:table-cell office:value-type="string">
            <text:p>centredeloisirs-sthilairedurosier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aint Nizier du Moucherotte</text:p>
          </table:table-cell>
          <table:table-cell office:value-type="string">
            <text:p>espace.famille@ville-fonta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aint Romain Jalionas</text:p>
          </table:table-cell>
          <table:table-cell office:value-type="string">
            <text:p>maryline.cartellier@balcon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ecteur Jeune - Centre Social du Roussillonnais</text:p>
          </table:table-cell>
          <table:table-cell office:value-type="string">
            <text:p>accueil@centresocialduroussillonnai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ervice Enfance Jeunesse de Bernin</text:p>
          </table:table-cell>
          <table:table-cell office:value-type="string">
            <text:p>enfance-jeunesse@berni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de loisirs Simone Veil</text:p>
          </table:table-cell>
          <table:table-cell office:value-type="string">
            <text:p>ejaigu@bourgoinjallie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- Site Front de Gre</text:p>
          </table:table-cell>
          <table:table-cell office:value-type="string">
            <text:p>sitefrontdegere@mairie-vien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Commune de Gillonnay</text:p>
          </table:table-cell>
          <table:table-cell office:value-type="string">
            <text:p>mairie@gillonnay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et Centre de Loisirs - Site Estressin</text:p>
          </table:table-cell>
          <table:table-cell office:value-type="string">
            <text:p>siteestressin@mairie-vien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le Mottier</text:p>
          </table:table-cell>
          <table:table-cell office:value-type="string">
            <text:p>mairie-lemottier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Les Adrets</text:p>
          </table:table-cell>
          <table:table-cell office:value-type="string">
            <text:p>contact@lesadret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Maternelle des Petites Maisons</text:p>
          </table:table-cell>
          <table:table-cell office:value-type="string">
            <text:p>scolaire@mairie-sm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Primaire de Pinet</text:p>
          </table:table-cell>
          <table:table-cell office:value-type="string">
            <text:p>scolaire@mairie-sm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ccueil priscolaire Simone Veil</text:p>
          </table:table-cell>
          <table:table-cell office:value-type="string">
            <text:p>periscolaire@ville-moiran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l Aldo Ple Jeunesse - Espace Jeune Collge la Garenne</text:p>
          </table:table-cell>
          <table:table-cell office:value-type="string">
            <text:p>jeunesse@ville-voiro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Al de Eyzin Pin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ssociation Les Petits Potes - la Murette</text:p>
          </table:table-cell>
          <table:table-cell office:value-type="string">
            <text:p>contact@lespetitspotes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Association Mosaque</text:p>
          </table:table-cell>
          <table:table-cell office:value-type="string">
            <text:p>mosaiquemoirans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</text:p>
          </table:table-cell>
          <table:table-cell office:value-type="string">
            <text:p>centreloisirs.valdaine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Animation Jeuness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de Gmens</text:p>
          </table:table-cell>
          <table:table-cell office:value-type="string">
            <text:p>gemens@mairie-vien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de Montbonno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de Saint Ismier</text:p>
          </table:table-cell>
          <table:table-cell office:value-type="string">
            <text:p>loisirs.3-12@saint-ismier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de saint Marcel Bel Accuei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de saint Savin</text:p>
          </table:table-cell>
          <table:table-cell office:value-type="string">
            <text:p>fraternelle@fraternellebj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Espace Jeunes Gaa</text:p>
          </table:table-cell>
          <table:table-cell office:value-type="string">
            <text:p>espacejeunes.gaia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Intercommunal - la Tour du Pin</text:p>
          </table:table-cell>
          <table:table-cell office:value-type="string">
            <text:p>loisirs.latourdupin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Intercommunal de Dolomieu</text:p>
          </table:table-cell>
          <table:table-cell office:value-type="string">
            <text:p>loisirs.dolomieu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Intercommunal de le Pont de Beauvoisin</text:p>
          </table:table-cell>
          <table:table-cell office:value-type="string">
            <text:p>loisirs.pontdebeauvoisin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Intercommunal de Torchefelon</text:p>
          </table:table-cell>
          <table:table-cell office:value-type="string">
            <text:p>loisirs.torchefelon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Jarcieu</text:p>
          </table:table-cell>
          <table:table-cell office:value-type="string">
            <text:p>cibdir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le Moulin</text:p>
          </table:table-cell>
          <table:table-cell office:value-type="string">
            <text:p>lemoulin@corbelin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Les Cimes</text:p>
          </table:table-cell>
          <table:table-cell office:value-type="string">
            <text:p>periextrascolaire@mairie-alpedhuez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Les Galopins</text:p>
          </table:table-cell>
          <table:table-cell office:value-type="string">
            <text:p>centresocial.pontcharra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Odette Brachet</text:p>
          </table:table-cell>
          <table:table-cell office:value-type="string">
            <text:p>csob.morestel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priscolaire la Far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tre de loisirs Sans Hbergement de Chamagnieu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tre Nature et Loisirs</text:p>
          </table:table-cell>
          <table:table-cell office:value-type="string">
            <text:p>mjc-voiron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Social d'Estressin - Vienne</text:p>
          </table:table-cell>
          <table:table-cell office:value-type="string">
            <text:p>estressin.centresocial@alfa3a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Social de Malissol</text:p>
          </table:table-cell>
          <table:table-cell office:value-type="string">
            <text:p>malissol.centresocial@alfa3a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Centre Socioculturel de l'Isle</text:p>
          </table:table-cell>
          <table:table-cell office:value-type="string">
            <text:p>isle.centresocioculturel@alfa3a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Club Ados - Les Vals du Dauphin</text:p>
          </table:table-cell>
          <table:table-cell office:value-type="string">
            <text:p>clubados@valsdudauphin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Espace Jeunes</text:p>
          </table:table-cell>
          <table:table-cell office:value-type="string">
            <text:p>enfancejeunesse.sne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Espace Jeunesse 11-17 Ans</text:p>
          </table:table-cell>
          <table:table-cell office:value-type="string">
            <text:p>centreinterco@cc.bievre-est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Espace Loisirs Enfants 4-12 An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tra Pommiers la Placette</text:p>
          </table:table-cell>
          <table:table-cell office:value-type="string">
            <text:p>cantine.pommiers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Foyer Pour Tous</text:p>
          </table:table-cell>
          <table:table-cell office:value-type="string">
            <text:p>foyerpourtous@fre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Garderie priscolaire - Beauvoir de Marc</text:p>
          </table:table-cell>
          <table:table-cell office:value-type="string">
            <text:p>contact@beauvoir-de-marc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 11 la Peuplerai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 14 - Les Chardonneret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 19- Louis Pergaud</text:p>
          </table:table-cell>
          <table:table-cell office:value-type="string">
            <text:p>centre-social@mairie-ida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 20 - le Petit Prince</text:p>
          </table:table-cell>
          <table:table-cell office:value-type="string">
            <text:p>centre-social@mairie-ida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15 - Les 3 Vallons</text:p>
          </table:table-cell>
          <table:table-cell office:value-type="string">
            <text:p>centre-social@mairie-ida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Groupe Scolaire16 - le Coteau de Chasse</text:p>
          </table:table-cell>
          <table:table-cell office:value-type="string">
            <text:p>centre-social@mairie-ida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Ifac Voreppe</text:p>
          </table:table-cell>
          <table:table-cell office:value-type="string">
            <text:p>voreppe.animation@dso.ifac.ass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La Boussole</text:p>
          </table:table-cell>
          <table:table-cell office:value-type="string">
            <text:p>c.badreddine-paj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Le Petit Thtre</text:p>
          </table:table-cell>
          <table:table-cell office:value-type="string">
            <text:p>inf@petitheatr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Leo Lagrange Centre Est - Espace Jeunes Pontcahrra</text:p>
          </table:table-cell>
          <table:table-cell office:value-type="string">
            <text:p>leo.pontcharra@leolagrang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Les Gais Lurons</text:p>
          </table:table-cell>
          <table:table-cell office:value-type="string">
            <text:p>laurence.roberjot@aliceadsl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Les Petits Explorateurs</text:p>
          </table:table-cell>
          <table:table-cell office:value-type="string">
            <text:p>lespetitsexplorateurs38110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rie - centre de loisirs</text:p>
          </table:table-cell>
          <table:table-cell office:value-type="string">
            <text:p>clsh.vaulx-milieu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son Pour Tous la Mirebelle</text:p>
          </table:table-cell>
          <table:table-cell office:value-type="string">
            <text:p>moupette@fre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aison Pour Tous la Mirebelle</text:p>
          </table:table-cell>
          <table:table-cell office:value-type="string">
            <text:p>moupette@fre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JC</text:p>
          </table:table-cell>
          <table:table-cell office:value-type="string">
            <text:p>mjcvienne.animation@lapost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MJC - Maison Pour Tous de Voreppe</text:p>
          </table:table-cell>
          <table:table-cell office:value-type="string">
            <text:p>accueil@mjc-vorepp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JC du Pays de Tullins</text:p>
          </table:table-cell>
          <table:table-cell office:value-type="string">
            <text:p>direction@mjctullin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JC Enfance - Centre de Loisirs de Proximit</text:p>
          </table:table-cell>
          <table:table-cell office:value-type="string">
            <text:p>mjc-voiron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Mjc-Mpt Montalieu-Vercieu 3-10 Ans</text:p>
          </table:table-cell>
          <table:table-cell office:value-type="string">
            <text:p>mjc.montalieu38@wanadoo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Ple Enfance Jeunesse Les Chnaies</text:p>
          </table:table-cell>
          <table:table-cell office:value-type="string">
            <text:p>sej@mairie-chanas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Point d'Information et d'Animation Jeunesse (Piaj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le Enfance</text:p>
          </table:table-cell>
          <table:table-cell office:value-type="string">
            <text:p>mairie@tignieu-jameyzieu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Pri Pommiers la Placette</text:p>
          </table:table-cell>
          <table:table-cell office:value-type="string">
            <text:p>cantine.pommiers@gmail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Rhodia Club</text:p>
          </table:table-cell>
          <table:table-cell office:value-type="string">
            <text:p>rhodia.club@orang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Saint Savin</text:p>
          </table:table-cell>
          <table:table-cell office:value-type="string">
            <text:p>marie@saintsavin-isere.fr</text:p>
          </table:table-cell>
          <table:table-cell office:value-type="string">
            <text:p/>
          </table:table-cell>
        </table:table-row>
        <table:table-row>
          <table:table-cell office:value-type="string">
            <text:p>Secteur Jeunes Saint Romain de Jaliona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